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Komma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3"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12" style:family="table-cell" style:parent-style-name="Komma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Komma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3"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Calibri" style:font-name-asian="Calibri" style:font-name-complex="Calibri"/>
    </style:style>
    <style:style style:name="ce19" style:family="table-cell" style:parent-style-name="Komma" style:data-style-name="N36">
      <style:text-properties style:font-name="Calibri" style:font-name-asian="Calibri" style:font-name-complex="Calibri"/>
    </style:style>
    <style:style style:name="ce20" style:family="table-cell" style:parent-style-name="Komma" style:data-style-name="N3"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3">
      <style:table-cell-properties style:vertical-align="automatic" fo:wrap-option="wrap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6.32883333333333cm" style:use-optimal-column-width="true"/>
    </style:style>
    <style:style style:name="co2" style:family="table-column">
      <style:table-column-properties fo:break-before="auto" style:column-width="1.4605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3495cm" style:use-optimal-column-width="true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12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5" table:default-cell-style-name="ce13"/>
        <table:table-column table:style-name="co4" table:default-cell-style-name="ce13"/>
        <table:table-column table:style-name="co5" table:number-columns-repeated="16376" table:default-cell-style-name="ce13"/>
        <table:table-row table:style-name="ro1">
          <table:table-cell office:value-type="string" table:number-columns-spanned="8" table:number-rows-spanned="1" table:style-name="ce21">
            <text:p>Verfügbares Haushaltseinkommen in Österreich 2022 nach Haushaltstyp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office:value-type="string" table:number-columns-spanned="1" table:number-rows-spanned="2" table:style-name="ce22">
            <text:p>... Haushalt verfügt über weniger<text:s/></text:p>
            <text:p>als ... EUR</text:p>
          </table:table-cell>
          <table:table-cell office:value-type="string" table:number-columns-spanned="1" table:number-rows-spanned="2" table:style-name="ce23">
            <text:p>Anzahl<text:s/></text:p>
            <text:p>in 1 000</text:p>
          </table:table-cell>
          <table:table-cell office:value-type="string" table:number-columns-spanned="6" table:number-rows-spanned="1" table:style-name="ce24">
            <text:p>Verfügbares Haushaltseinkommen<text:span text:style-name="T1">1</text:span></text:p>
          </table:table-cell>
          <table:covered-table-cell table:number-columns-repeated="5"/>
          <table:table-cell table:number-columns-repeated="16376" table:style-name="ce3"/>
        </table:table-row>
        <table:table-row table:style-name="ro3">
          <table:covered-table-cell/>
          <table:covered-table-cell/>
          <table:table-cell office:value-type="string" table:style-name="ce4">
            <text:p>10 %</text:p>
          </table:table-cell>
          <table:table-cell office:value-type="string" table:style-name="ce4">
            <text:p>25 %</text:p>
          </table:table-cell>
          <table:table-cell office:value-type="string" table:style-name="ce4">
            <text:p>50 %</text:p>
          </table:table-cell>
          <table:table-cell office:value-type="string" table:style-name="ce4">
            <text:p>75 %</text:p>
          </table:table-cell>
          <table:table-cell office:value-type="string" table:style-name="ce4">
            <text:p>90 %</text:p>
          </table:table-cell>
          <table:table-cell office:value-type="string" table:style-name="ce5">
            <text:p>Arithmetisches<text:s/></text:p>
            <text:p>Mittel</text:p>
          </table:table-cell>
          <table:table-cell table:number-columns-repeated="16376" table:style-name="ce3"/>
        </table:table-row>
        <table:table-row table:style-name="ro4">
          <table:table-cell office:value-type="string" table:style-name="ce6">
            <text:p>Insgesamt</text:p>
          </table:table-cell>
          <table:table-cell office:value-type="float" office:value="4061" table:style-name="ce7">
            <text:p>4,061</text:p>
          </table:table-cell>
          <table:table-cell office:value-type="float" office:value="16218" table:style-name="ce7">
            <text:p>16,218</text:p>
          </table:table-cell>
          <table:table-cell office:value-type="float" office:value="24958" table:style-name="ce7">
            <text:p>24,958</text:p>
          </table:table-cell>
          <table:table-cell office:value-type="float" office:value="40309" table:style-name="ce7">
            <text:p>40,309</text:p>
          </table:table-cell>
          <table:table-cell office:value-type="float" office:value="60923" table:style-name="ce7">
            <text:p>60,923</text:p>
          </table:table-cell>
          <table:table-cell office:value-type="float" office:value="85512" table:style-name="ce7">
            <text:p>85,512</text:p>
          </table:table-cell>
          <table:table-cell office:value-type="float" office:value="47403" table:style-name="ce7">
            <text:p>47,403</text:p>
          </table:table-cell>
          <table:table-cell table:number-columns-repeated="16376" table:style-name="ce8"/>
        </table:table-row>
        <table:table-row table:style-name="ro5">
          <table:table-cell office:value-type="string" table:style-name="ce9">
            <text:p>Haushalte mit Pension<text:span text:style-name="T2">2</text:span></text:p>
          </table:table-cell>
          <table:table-cell table:style-name="ce10"/>
          <table:table-cell table:number-columns-repeated="6" table:style-name="ce7"/>
          <table:table-cell table:number-columns-repeated="16376" table:style-name="ce9"/>
        </table:table-row>
        <table:table-row table:style-name="ro4">
          <table:table-cell office:value-type="string" table:style-name="ce11">
            <text:p>Zusammen</text:p>
          </table:table-cell>
          <table:table-cell office:value-type="float" office:value="1070" table:style-name="ce12">
            <text:p>1,070</text:p>
          </table:table-cell>
          <table:table-cell office:value-type="float" office:value="15210" table:style-name="ce12">
            <text:p>15,210</text:p>
          </table:table-cell>
          <table:table-cell office:value-type="float" office:value="22288" table:style-name="ce12">
            <text:p>22,288</text:p>
          </table:table-cell>
          <table:table-cell office:value-type="float" office:value="32780" table:style-name="ce12">
            <text:p>32,780</text:p>
          </table:table-cell>
          <table:table-cell office:value-type="float" office:value="47225" table:style-name="ce12">
            <text:p>47,225</text:p>
          </table:table-cell>
          <table:table-cell office:value-type="float" office:value="65444" table:style-name="ce12">
            <text:p>65,444</text:p>
          </table:table-cell>
          <table:table-cell office:value-type="float" office:value="37363" table:style-name="ce12">
            <text:p>37,363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Alleinlebende Männer</text:p>
          </table:table-cell>
          <table:table-cell office:value-type="float" office:value="164" table:style-name="ce12">
            <text:p>164</text:p>
          </table:table-cell>
          <table:table-cell office:value-type="float" office:value="13292" table:style-name="ce15">
            <text:p>(13,292)</text:p>
          </table:table-cell>
          <table:table-cell office:value-type="float" office:value="19480" table:style-name="ce12">
            <text:p>19,480</text:p>
          </table:table-cell>
          <table:table-cell office:value-type="float" office:value="25258" table:style-name="ce12">
            <text:p>25,258</text:p>
          </table:table-cell>
          <table:table-cell office:value-type="float" office:value="33417" table:style-name="ce12">
            <text:p>33,417</text:p>
          </table:table-cell>
          <table:table-cell office:value-type="float" office:value="42467" table:style-name="ce15">
            <text:p>(42,467)</text:p>
          </table:table-cell>
          <table:table-cell office:value-type="float" office:value="27735" table:style-name="ce12">
            <text:p>27,735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Alleinlebende Frauen</text:p>
          </table:table-cell>
          <table:table-cell office:value-type="float" office:value="352" table:style-name="ce12">
            <text:p>352</text:p>
          </table:table-cell>
          <table:table-cell office:value-type="float" office:value="13280" table:style-name="ce12">
            <text:p>13,280</text:p>
          </table:table-cell>
          <table:table-cell office:value-type="float" office:value="16284" table:style-name="ce12">
            <text:p>16,284</text:p>
          </table:table-cell>
          <table:table-cell office:value-type="float" office:value="22730" table:style-name="ce12">
            <text:p>22,730</text:p>
          </table:table-cell>
          <table:table-cell office:value-type="float" office:value="29600" table:style-name="ce12">
            <text:p>29,600</text:p>
          </table:table-cell>
          <table:table-cell office:value-type="float" office:value="37242" table:style-name="ce12">
            <text:p>37,242</text:p>
          </table:table-cell>
          <table:table-cell office:value-type="float" office:value="24081" table:style-name="ce12">
            <text:p>24,081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Mehrpersonenhaushalt</text:p>
          </table:table-cell>
          <table:table-cell office:value-type="float" office:value="555" table:style-name="ce12">
            <text:p>555</text:p>
          </table:table-cell>
          <table:table-cell office:value-type="float" office:value="25279" table:style-name="ce12">
            <text:p>25,279</text:p>
          </table:table-cell>
          <table:table-cell office:value-type="float" office:value="34063" table:style-name="ce12">
            <text:p>34,063</text:p>
          </table:table-cell>
          <table:table-cell office:value-type="float" office:value="44568" table:style-name="ce12">
            <text:p>44,568</text:p>
          </table:table-cell>
          <table:table-cell office:value-type="float" office:value="57982" table:style-name="ce12">
            <text:p>57,982</text:p>
          </table:table-cell>
          <table:table-cell office:value-type="float" office:value="76998" table:style-name="ce12">
            <text:p>76,998</text:p>
          </table:table-cell>
          <table:table-cell office:value-type="float" office:value="48633" table:style-name="ce12">
            <text:p>48,633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Haushalte ohne Pension</text:p>
          </table:table-cell>
          <table:table-cell table:style-name="ce7"/>
          <table:table-cell table:number-columns-repeated="6" table:style-name="ce10"/>
          <table:table-cell table:number-columns-repeated="16376" table:style-name="ce9"/>
        </table:table-row>
        <table:table-row table:style-name="ro4">
          <table:table-cell office:value-type="string" table:style-name="ce11">
            <text:p>Zusammen</text:p>
          </table:table-cell>
          <table:table-cell office:value-type="float" office:value="2990" table:style-name="ce12">
            <text:p>2,990</text:p>
          </table:table-cell>
          <table:table-cell office:value-type="float" office:value="16832" table:style-name="ce17">
            <text:p>16,832</text:p>
          </table:table-cell>
          <table:table-cell office:value-type="float" office:value="26595" table:style-name="ce17">
            <text:p>26,595</text:p>
          </table:table-cell>
          <table:table-cell office:value-type="float" office:value="44518" table:style-name="ce17">
            <text:p>44,518</text:p>
          </table:table-cell>
          <table:table-cell office:value-type="float" office:value="66118" table:style-name="ce17">
            <text:p>66,118</text:p>
          </table:table-cell>
          <table:table-cell office:value-type="float" office:value="90744" table:style-name="ce17">
            <text:p>90,744</text:p>
          </table:table-cell>
          <table:table-cell office:value-type="float" office:value="50997" table:style-name="ce17">
            <text:p>50,997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Alleinlebende Männer</text:p>
          </table:table-cell>
          <table:table-cell office:value-type="float" office:value="541" table:style-name="ce12">
            <text:p>541</text:p>
          </table:table-cell>
          <table:table-cell office:value-type="float" office:value="11797" table:style-name="ce12">
            <text:p>11,797</text:p>
          </table:table-cell>
          <table:table-cell office:value-type="float" office:value="18361" table:style-name="ce12">
            <text:p>18,361</text:p>
          </table:table-cell>
          <table:table-cell office:value-type="float" office:value="26340" table:style-name="ce12">
            <text:p>26,340</text:p>
          </table:table-cell>
          <table:table-cell office:value-type="float" office:value="35661" table:style-name="ce12">
            <text:p>35,661</text:p>
          </table:table-cell>
          <table:table-cell office:value-type="float" office:value="50259" table:style-name="ce12">
            <text:p>50,259</text:p>
          </table:table-cell>
          <table:table-cell office:value-type="float" office:value="30908" table:style-name="ce12">
            <text:p>30,908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Alleinlebende Frauen</text:p>
          </table:table-cell>
          <table:table-cell office:value-type="float" office:value="488" table:style-name="ce12">
            <text:p>488</text:p>
          </table:table-cell>
          <table:table-cell office:value-type="float" office:value="11995" table:style-name="ce12">
            <text:p>11,995</text:p>
          </table:table-cell>
          <table:table-cell office:value-type="float" office:value="16777" table:style-name="ce12">
            <text:p>16,777</text:p>
          </table:table-cell>
          <table:table-cell office:value-type="float" office:value="23415" table:style-name="ce12">
            <text:p>23,415</text:p>
          </table:table-cell>
          <table:table-cell office:value-type="float" office:value="31893" table:style-name="ce12">
            <text:p>31,893</text:p>
          </table:table-cell>
          <table:table-cell office:value-type="float" office:value="44338" table:style-name="ce12">
            <text:p>44,338</text:p>
          </table:table-cell>
          <table:table-cell office:value-type="float" office:value="26169" table:style-name="ce12">
            <text:p>26,169</text:p>
          </table:table-cell>
          <table:table-cell table:number-columns-repeated="16376"/>
        </table:table-row>
        <table:table-row table:style-name="ro4">
          <table:table-cell office:value-type="string" table:style-name="ce14">
            <text:p>Mehrpersonenhaushalt ohne Kinder</text:p>
          </table:table-cell>
          <table:table-cell office:value-type="float" office:value="938" table:style-name="ce12">
            <text:p>938</text:p>
          </table:table-cell>
          <table:table-cell office:value-type="float" office:value="27355" table:style-name="ce12">
            <text:p>27,355</text:p>
          </table:table-cell>
          <table:table-cell office:value-type="float" office:value="41083" table:style-name="ce12">
            <text:p>41,083</text:p>
          </table:table-cell>
          <table:table-cell office:value-type="float" office:value="55755" table:style-name="ce12">
            <text:p>55,755</text:p>
          </table:table-cell>
          <table:table-cell office:value-type="float" office:value="78541" table:style-name="ce12">
            <text:p>78,541</text:p>
          </table:table-cell>
          <table:table-cell office:value-type="float" office:value="102225" table:style-name="ce12">
            <text:p>102,225</text:p>
          </table:table-cell>
          <table:table-cell office:value-type="float" office:value="63534" table:style-name="ce12">
            <text:p>63,534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Haushalte mit Kindern<text:s/></text:p>
          </table:table-cell>
          <table:table-cell office:value-type="float" office:value="1023" table:style-name="ce12">
            <text:p>1,023</text:p>
          </table:table-cell>
          <table:table-cell office:value-type="float" office:value="28601" table:style-name="ce12">
            <text:p>28,601</text:p>
          </table:table-cell>
          <table:table-cell office:value-type="float" office:value="40943" table:style-name="ce12">
            <text:p>40,943</text:p>
          </table:table-cell>
          <table:table-cell office:value-type="float" office:value="56353" table:style-name="ce12">
            <text:p>56,353</text:p>
          </table:table-cell>
          <table:table-cell office:value-type="float" office:value="75636" table:style-name="ce12">
            <text:p>75,636</text:p>
          </table:table-cell>
          <table:table-cell office:value-type="float" office:value="99292" table:style-name="ce12">
            <text:p>99,292</text:p>
          </table:table-cell>
          <table:table-cell office:value-type="float" office:value="61958" table:style-name="ce12">
            <text:p>61,958</text:p>
          </table:table-cell>
          <table:table-cell table:number-columns-repeated="16376" table:style-name="ce9"/>
        </table:table-row>
        <table:table-row table:style-name="ro4">
          <table:table-cell office:value-type="string" table:style-name="ce18">
            <text:p>Einelternhaushalt</text:p>
          </table:table-cell>
          <table:table-cell office:value-type="float" office:value="97" table:style-name="ce12">
            <text:p>97</text:p>
          </table:table-cell>
          <table:table-cell office:value-type="float" office:value="17574" table:style-name="ce19">
            <text:p>(17,574)</text:p>
          </table:table-cell>
          <table:table-cell office:value-type="float" office:value="23971" table:style-name="ce20">
            <text:p>23,971</text:p>
          </table:table-cell>
          <table:table-cell office:value-type="float" office:value="32561" table:style-name="ce20">
            <text:p>32,561</text:p>
          </table:table-cell>
          <table:table-cell office:value-type="float" office:value="43246" table:style-name="ce20">
            <text:p>43,246</text:p>
          </table:table-cell>
          <table:table-cell office:value-type="float" office:value="50607" table:style-name="ce19">
            <text:p>(50,607)</text:p>
          </table:table-cell>
          <table:table-cell office:value-type="float" office:value="34698" table:style-name="ce20">
            <text:p>34,698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Mehrpersonenhaushalt + 1 Kind</text:p>
          </table:table-cell>
          <table:table-cell office:value-type="float" office:value="424" table:style-name="ce12">
            <text:p>424</text:p>
          </table:table-cell>
          <table:table-cell office:value-type="float" office:value="31143" table:style-name="ce20">
            <text:p>31,143</text:p>
          </table:table-cell>
          <table:table-cell office:value-type="float" office:value="42511" table:style-name="ce20">
            <text:p>42,511</text:p>
          </table:table-cell>
          <table:table-cell office:value-type="float" office:value="57541" table:style-name="ce20">
            <text:p>57,541</text:p>
          </table:table-cell>
          <table:table-cell office:value-type="float" office:value="76395" table:style-name="ce20">
            <text:p>76,395</text:p>
          </table:table-cell>
          <table:table-cell office:value-type="float" office:value="101184" table:style-name="ce20">
            <text:p>101,184</text:p>
          </table:table-cell>
          <table:table-cell office:value-type="float" office:value="63159" table:style-name="ce20">
            <text:p>63,159</text:p>
          </table:table-cell>
          <table:table-cell table:number-columns-repeated="16376" table:style-name="ce13"/>
        </table:table-row>
        <table:table-row table:style-name="ro4">
          <table:table-cell office:value-type="string" table:style-name="ce18">
            <text:p>Mehrpersonenhaushalt + 2 Kinder</text:p>
          </table:table-cell>
          <table:table-cell office:value-type="float" office:value="337" table:style-name="ce12">
            <text:p>337</text:p>
          </table:table-cell>
          <table:table-cell office:value-type="float" office:value="37143" table:style-name="ce12">
            <text:p>37,143</text:p>
          </table:table-cell>
          <table:table-cell office:value-type="float" office:value="47530" table:style-name="ce12">
            <text:p>47,530</text:p>
          </table:table-cell>
          <table:table-cell office:value-type="float" office:value="61316" table:style-name="ce12">
            <text:p>61,316</text:p>
          </table:table-cell>
          <table:table-cell office:value-type="float" office:value="80537" table:style-name="ce12">
            <text:p>80,537</text:p>
          </table:table-cell>
          <table:table-cell office:value-type="float" office:value="104303" table:style-name="ce12">
            <text:p>104,303</text:p>
          </table:table-cell>
          <table:table-cell office:value-type="float" office:value="67535" table:style-name="ce12">
            <text:p>67,535</text:p>
          </table:table-cell>
          <table:table-cell table:number-columns-repeated="16376" table:style-name="ce13"/>
        </table:table-row>
        <table:table-row table:style-name="ro4">
          <table:table-cell office:value-type="string" table:style-name="ce18">
            <text:p>Mehrpersonenhaushalt + mind. 3 Kinder</text:p>
          </table:table-cell>
          <table:table-cell office:value-type="float" office:value="166" table:style-name="ce12">
            <text:p>166</text:p>
          </table:table-cell>
          <table:table-cell office:value-type="float" office:value="21937" table:style-name="ce15">
            <text:p>(21,937)</text:p>
          </table:table-cell>
          <table:table-cell office:value-type="float" office:value="41335" table:style-name="ce15">
            <text:p>(41,335)</text:p>
          </table:table-cell>
          <table:table-cell office:value-type="float" office:value="56667" table:style-name="ce12">
            <text:p>56,667</text:p>
          </table:table-cell>
          <table:table-cell office:value-type="float" office:value="78618" table:style-name="ce15">
            <text:p>(78,618)</text:p>
          </table:table-cell>
          <table:table-cell office:value-type="float" office:value="102594" table:style-name="ce15">
            <text:p>(102,594)</text:p>
          </table:table-cell>
          <table:table-cell office:value-type="float" office:value="63481" table:style-name="ce12">
            <text:p>63,481</text:p>
          </table:table-cell>
          <table:table-cell table:number-columns-repeated="16376" table:style-name="ce13"/>
        </table:table-row>
        <table:table-row table:style-name="ro4">
          <table:table-cell office:value-type="string" table:style-name="ce16">
            <text:p>Haushalt mit</text:p>
          </table:table-cell>
          <table:table-cell table:number-columns-repeated="7" table:style-name="ce7"/>
          <table:table-cell table:number-columns-repeated="16376" table:style-name="ce9"/>
        </table:table-row>
        <table:table-row table:style-name="ro4">
          <table:table-cell office:value-type="string" table:style-name="ce11">
            <text:p>männlichem Hauptverdiener</text:p>
          </table:table-cell>
          <table:table-cell office:value-type="float" office:value="2568" table:style-name="ce12">
            <text:p>2,568</text:p>
          </table:table-cell>
          <table:table-cell office:value-type="float" office:value="19488" table:style-name="ce12">
            <text:p>19,488</text:p>
          </table:table-cell>
          <table:table-cell office:value-type="float" office:value="30361" table:style-name="ce12">
            <text:p>30,361</text:p>
          </table:table-cell>
          <table:table-cell office:value-type="float" office:value="46688" table:style-name="ce12">
            <text:p>46,688</text:p>
          </table:table-cell>
          <table:table-cell office:value-type="float" office:value="67220" table:style-name="ce12">
            <text:p>67,220</text:p>
          </table:table-cell>
          <table:table-cell office:value-type="float" office:value="90092" table:style-name="ce12">
            <text:p>90,092</text:p>
          </table:table-cell>
          <table:table-cell office:value-type="float" office:value="52787" table:style-name="ce12">
            <text:p>52,787</text:p>
          </table:table-cell>
          <table:table-cell table:number-columns-repeated="16376" table:style-name="ce13"/>
        </table:table-row>
        <table:table-row table:style-name="ro4">
          <table:table-cell office:value-type="string" table:style-name="ce11">
            <text:p>weiblicher Hauptverdienerin</text:p>
          </table:table-cell>
          <table:table-cell office:value-type="float" office:value="1493" table:style-name="ce12">
            <text:p>1,493</text:p>
          </table:table-cell>
          <table:table-cell office:value-type="float" office:value="13901" table:style-name="ce12">
            <text:p>13,901</text:p>
          </table:table-cell>
          <table:table-cell office:value-type="float" office:value="20369" table:style-name="ce12">
            <text:p>20,369</text:p>
          </table:table-cell>
          <table:table-cell office:value-type="float" office:value="30000" table:style-name="ce12">
            <text:p>30,000</text:p>
          </table:table-cell>
          <table:table-cell office:value-type="float" office:value="47927" table:style-name="ce12">
            <text:p>47,927</text:p>
          </table:table-cell>
          <table:table-cell office:value-type="float" office:value="72911" table:style-name="ce12">
            <text:p>72,911</text:p>
          </table:table-cell>
          <table:table-cell office:value-type="float" office:value="38140" table:style-name="ce12">
            <text:p>38,140</text:p>
          </table:table-cell>
          <table:table-cell table:number-columns-repeated="16376" table:style-name="ce13"/>
        </table:table-row>
        <table:table-row table:style-name="ro4">
          <table:table-cell office:value-type="string" table:style-name="ce16">
            <text:p>Haushaltsgröße</text:p>
          </table:table-cell>
          <table:table-cell table:number-columns-repeated="7" table:style-name="ce7"/>
          <table:table-cell table:number-columns-repeated="16376" table:style-name="ce9"/>
        </table:table-row>
        <table:table-row table:style-name="ro4">
          <table:table-cell office:value-type="string" table:style-name="ce11">
            <text:p>1 Person</text:p>
          </table:table-cell>
          <table:table-cell office:value-type="float" office:value="1544" table:style-name="ce12">
            <text:p>1,544</text:p>
          </table:table-cell>
          <table:table-cell office:value-type="float" office:value="12409" table:style-name="ce12">
            <text:p>12,409</text:p>
          </table:table-cell>
          <table:table-cell office:value-type="float" office:value="17249" table:style-name="ce12">
            <text:p>17,249</text:p>
          </table:table-cell>
          <table:table-cell office:value-type="float" office:value="24174" table:style-name="ce12">
            <text:p>24,174</text:p>
          </table:table-cell>
          <table:table-cell office:value-type="float" office:value="32908" table:style-name="ce12">
            <text:p>32,908</text:p>
          </table:table-cell>
          <table:table-cell office:value-type="float" office:value="44145" table:style-name="ce12">
            <text:p>44,145</text:p>
          </table:table-cell>
          <table:table-cell office:value-type="float" office:value="27518" table:style-name="ce12">
            <text:p>27,518</text:p>
          </table:table-cell>
          <table:table-cell table:style-name="ce13"/>
          <table:table-cell office:value-type="string" table:style-name="ce13">
            <text:p>RELATIVES HAUSHALTSEINKOMMEN BASIEREND AUF 1 HAUSHALT</text:p>
          </table:table-cell>
          <table:table-cell table:number-columns-repeated="16374"/>
        </table:table-row>
        <table:table-row table:style-name="ro4">
          <table:table-cell office:value-type="string" table:style-name="ce11">
            <text:p>2 Personen</text:p>
          </table:table-cell>
          <table:table-cell office:value-type="float" office:value="1237" table:style-name="ce12">
            <text:p>1,237</text:p>
          </table:table-cell>
          <table:table-cell office:value-type="float" office:value="24720" table:style-name="ce12">
            <text:p>24,720</text:p>
          </table:table-cell>
          <table:table-cell office:value-type="float" office:value="34587" table:style-name="ce12">
            <text:p>34,587</text:p>
          </table:table-cell>
          <table:table-cell office:value-type="float" office:value="47095" table:style-name="ce12">
            <text:p>47,095</text:p>
          </table:table-cell>
          <table:table-cell office:value-type="float" office:value="62597" table:style-name="ce12">
            <text:p>62,597</text:p>
          </table:table-cell>
          <table:table-cell office:value-type="float" office:value="83233" table:style-name="ce12">
            <text:p>83,233</text:p>
          </table:table-cell>
          <table:table-cell office:value-type="float" office:value="52626" table:style-name="ce12">
            <text:p>52,626</text:p>
          </table:table-cell>
          <table:table-cell table:style-name="ce13"/>
          <table:table-cell office:value-type="float" office:value="1.9124209608256415" table:formula="of:=[.H25]/[.H24]" table:style-name="ce13">
            <text:p>1.912420961</text:p>
          </table:table-cell>
          <table:table-cell table:number-columns-repeated="16374"/>
        </table:table-row>
        <table:table-row table:style-name="ro4">
          <table:table-cell office:value-type="string" table:style-name="ce11">
            <text:p>3 Personen</text:p>
          </table:table-cell>
          <table:table-cell office:value-type="float" office:value="584" table:style-name="ce12">
            <text:p>584</text:p>
          </table:table-cell>
          <table:table-cell office:value-type="float" office:value="29651" table:style-name="ce12">
            <text:p>29,651</text:p>
          </table:table-cell>
          <table:table-cell office:value-type="float" office:value="40834" table:style-name="ce12">
            <text:p>40,834</text:p>
          </table:table-cell>
          <table:table-cell office:value-type="float" office:value="56353" table:style-name="ce12">
            <text:p>56,353</text:p>
          </table:table-cell>
          <table:table-cell office:value-type="float" office:value="77888" table:style-name="ce12">
            <text:p>77,888</text:p>
          </table:table-cell>
          <table:table-cell office:value-type="float" office:value="97329" table:style-name="ce12">
            <text:p>97,329</text:p>
          </table:table-cell>
          <table:table-cell office:value-type="float" office:value="62291" table:style-name="ce12">
            <text:p>62,291</text:p>
          </table:table-cell>
          <table:table-cell table:style-name="ce13"/>
          <table:table-cell office:value-type="float" office:value="1.1836544673735416" table:formula="of:=[.H26]/[.H25]" table:style-name="ce13">
            <text:p>1.183654467</text:p>
          </table:table-cell>
          <table:table-cell table:number-columns-repeated="16374"/>
        </table:table-row>
        <table:table-row table:style-name="ro4">
          <table:table-cell office:value-type="string" table:style-name="ce13">
            <text:p>4 Personen</text:p>
          </table:table-cell>
          <table:table-cell office:value-type="float" office:value="453" table:style-name="ce12">
            <text:p>453</text:p>
          </table:table-cell>
          <table:table-cell office:value-type="float" office:value="35643" table:style-name="ce12">
            <text:p>35,643</text:p>
          </table:table-cell>
          <table:table-cell office:value-type="float" office:value="48878" table:style-name="ce12">
            <text:p>48,878</text:p>
          </table:table-cell>
          <table:table-cell office:value-type="float" office:value="64063" table:style-name="ce12">
            <text:p>64,063</text:p>
          </table:table-cell>
          <table:table-cell office:value-type="float" office:value="83336" table:style-name="ce12">
            <text:p>83,336</text:p>
          </table:table-cell>
          <table:table-cell office:value-type="float" office:value="104976" table:style-name="ce12">
            <text:p>104,976</text:p>
          </table:table-cell>
          <table:table-cell office:value-type="float" office:value="68706" table:style-name="ce12">
            <text:p>68,706</text:p>
          </table:table-cell>
          <table:table-cell table:style-name="ce13"/>
          <table:table-cell office:value-type="float" office:value="1.1029843797659373" table:formula="of:=[.H27]/[.H26]" table:style-name="ce13">
            <text:p>1.10298438</text:p>
          </table:table-cell>
          <table:table-cell table:number-columns-repeated="16374"/>
        </table:table-row>
        <table:table-row table:style-name="ro4">
          <table:table-cell office:value-type="string" table:style-name="ce11">
            <text:p>5 und mehr Personen</text:p>
          </table:table-cell>
          <table:table-cell office:value-type="float" office:value="242" table:style-name="ce12">
            <text:p>242</text:p>
          </table:table-cell>
          <table:table-cell office:value-type="float" office:value="30186" table:style-name="ce15">
            <text:p>(30,186)</text:p>
          </table:table-cell>
          <table:table-cell office:value-type="float" office:value="45494" table:style-name="ce15">
            <text:p>(45,494)</text:p>
          </table:table-cell>
          <table:table-cell office:value-type="float" office:value="66032" table:style-name="ce12">
            <text:p>66,032</text:p>
          </table:table-cell>
          <table:table-cell office:value-type="float" office:value="89151" table:style-name="ce15">
            <text:p>(89,151)</text:p>
          </table:table-cell>
          <table:table-cell office:value-type="float" office:value="117015" table:style-name="ce15">
            <text:p>(117,015)</text:p>
          </table:table-cell>
          <table:table-cell office:value-type="float" office:value="71809" table:style-name="ce12">
            <text:p>71,809</text:p>
          </table:table-cell>
          <table:table-cell table:style-name="ce13"/>
          <table:table-cell office:value-type="float" office:value="1.0451634500625855" table:formula="of:=[.H28]/[.H27]" table:style-name="ce13">
            <text:p>1.04516345</text:p>
          </table:table-cell>
          <table:table-cell table:number-columns-repeated="16374"/>
        </table:table-row>
        <table:table-row table:style-name="ro6">
          <table:table-cell office:value-type="string" table:number-columns-spanned="8" table:number-rows-spanned="1" table:style-name="ce25">
            <text:p>Q: STATISTIK AUSTRIA, EU-SILC 2022. Erstellt am 20.04.2023. – Wurden in einer Gruppe weniger als 500 Haushalte befragt, dann ist der unterste und oberste Dezilwert (10 %, 90 %), bei weniger als 200 Haushalten auch der untere und obere Quartilswert (25 %, 75 %) in Klammern ausgewiesen.<text:s/></text:p>
            <text:p>1) Verfügbares Haushaltseinkommen pro Jahr. – 2) Haushalte mit Pension sind jene Haushalte, bei denen mindestens 50 % des Einkommens aus Pensionen stammen.</text:p>
          </table:table-cell>
          <table:covered-table-cell table:number-columns-repeated="7"/>
          <table:table-cell table:number-columns-repeated="16376" table:style-name="ce17"/>
        </table:table-row>
        <table:table-row table:number-rows-repeated="1048547" table:style-name="ro7">
          <table:table-cell table:number-columns-repeated="16384"/>
        </table:table-row>
      </table:table>
      <table:named-expressions>
        <table:named-expression table:name="_f408d64f_STF_Dekoration_1_CN1" table:expression="of:=[Tabelle1.$5:.$5]~[Tabelle1.$10:.$10]~[Tabelle1.$20:.$20]~[Tabelle1.$23:.$23]" table:base-cell-address="Tabelle1.$A$1"/>
        <table:named-range table:name="_f408d64f_STF_Fuss_1_CN1" table:cell-range-address="Tabelle1.$A$29:Tabelle1.$XFD$29" table:base-cell-address="Tabelle1.$A$1"/>
        <table:named-range table:name="_f408d64f_STF_Gesamtsumme_1_CN1" table:cell-range-address="Tabelle1.$A$4:Tabelle1.$XFD$4" table:base-cell-address="Tabelle1.$A$1"/>
        <table:named-range table:name="_f408d64f_STF_Tabellenkopf_1_CN1" table:cell-range-address="Tabelle1.$A$2:Tabelle1.$XFD$3" table:base-cell-address="Tabelle1.$A$1"/>
        <table:named-range table:name="_f408d64f_STF_Titel_1_CN1" table:cell-range-address="Tabelle1.$A$1:Tabelle1.$XFD$1" table:base-cell-address="Tabelle1.$A$1"/>
        <table:named-range table:name="_f408d64f_STF_Vorspalte_1_CN1" table:cell-range-address="Tabelle1.$A$1:Tabelle1.$A$1048576" table:base-cell-address="Tabelle1.$A$1"/>
        <table:named-expression table:name="_f408d64f_STF_Zwischensumme_1_CN1" table:expression="of:=[Tabelle1.$6:.$6]~[Tabelle1.$11:.$11]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P0"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">
      <number:text>(-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K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oismue$</meta:initial-creator>
    <dc:creator>Tobias Riepl</dc:creator>
    <meta:creation-date>2012-12-14T09:30:04Z</meta:creation-date>
    <dc:date>2023-12-05T13:27:48Z</dc:date>
    <meta:print-date>2017-04-26T07:48:49Z</meta:print-date>
    <meta:editing-duration>PT0S</meta:editing-duration>
  </office:meta>
</office:document-meta>
</file>